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08e969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08fe42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3cb56f" officeooo:paragraph-rsid="00073506" fo:background-color="transparent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0842d8" officeooo:paragraph-rsid="0007c87b" fo:background-color="transparent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c4c87" officeooo:paragraph-rsid="000c4c87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de550" officeooo:paragraph-rsid="000de550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bold" officeooo:rsid="0008e969" officeooo:paragraph-rsid="0008e969" fo:background-color="transparent" style:font-weight-asian="bold" style:font-weight-complex="bold"/>
    </style:style>
    <style:style style:name="P8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auto"/>
      <style:text-properties fo:font-weight="bold" officeooo:rsid="0037f5e8" officeooo:paragraph-rsid="00073506" fo:background-color="transparent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073506" officeooo:paragraph-rsid="00073506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073506" officeooo:paragraph-rsid="00073506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weight="normal" officeooo:rsid="0007c87b" officeooo:paragraph-rsid="0007c87b" fo:background-color="transparent" style:font-weight-asian="normal" style:font-weight-complex="normal"/>
    </style:style>
    <style:style style:name="P12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weight="normal" officeooo:rsid="00179339" officeooo:paragraph-rsid="00179339" fo:background-color="transparent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rsid="00179339" officeooo:paragraph-rsid="00179339" fo:background-color="transparent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7c87b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de550" officeooo:paragraph-rsid="000de550"/>
    </style:style>
    <style:style style:name="T1" style:family="text">
      <style:text-properties officeooo:rsid="003cb56f"/>
    </style:style>
    <style:style style:name="T2" style:family="text">
      <style:text-properties fo:font-weight="normal" officeooo:rsid="0007c87b" fo:background-color="transparent" loext:char-shading-value="0" style:font-weight-asian="normal" style:font-weight-complex="normal"/>
    </style:style>
    <style:style style:name="T3" style:family="text">
      <style:text-properties fo:font-weight="normal" officeooo:rsid="000842d8" fo:background-color="transparent" loext:char-shading-value="0" style:font-weight-asian="normal" style:font-weight-complex="normal"/>
    </style:style>
    <style:style style:name="T4" style:family="text">
      <style:text-properties fo:font-weight="normal" officeooo:rsid="0008e969" fo:background-color="transparent" loext:char-shading-value="0" style:font-weight-asian="normal" style:font-weight-complex="normal"/>
    </style:style>
    <style:style style:name="T5" style:family="text">
      <style:text-properties fo:font-weight="normal" officeooo:rsid="0008fe42" fo:background-color="transparent" loext:char-shading-value="0" style:font-weight-asian="normal" style:font-weight-complex="normal"/>
    </style:style>
    <style:style style:name="T6" style:family="text">
      <style:text-properties fo:font-weight="normal" officeooo:rsid="00161768" fo:background-color="transparent" loext:char-shading-value="0" style:font-weight-asian="normal" style:font-weight-complex="normal"/>
    </style:style>
    <style:style style:name="T7" style:family="text">
      <style:text-properties officeooo:rsid="0008fe42"/>
    </style:style>
    <style:style style:name="T8" style:family="text">
      <style:text-properties officeooo:rsid="0010c87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c87b" fo:background-color="transparent" loext:char-shading-value="0" style:font-weight-asian="bold" style:font-weight-complex="bold"/>
    </style:style>
    <style:style style:name="T11" style:family="text">
      <style:text-properties officeooo:rsid="00141e3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igenv<text:span text:style-name="T1">ectors and Eigenvalues of a given matrix</text:span></text:p>
      <text:p text:style-name="P3"/>
      <text:list xml:id="list5440139204646573780" text:style-name="L1">
        <text:list-item>
          <text:p text:style-name="P9"><text:span text:style-name="T8">Eigenvectors are l</text:span>inear transformations <text:span text:style-name="T9">x</text:span> → A<text:span text:style-name="T9">x</text:span> which only scale vectors. The resultant vector <text:span text:style-name="T11">Ax is</text:span> easily visualized <text:span text:style-name="T11">as it is in the same direction of x.</text:span></text:p>
        </text:list-item>
        <text:list-item>
          <text:p text:style-name="P11">Definition</text:p>
          <text:list>
            <text:list-item>
              <text:p text:style-name="P14"><text:span text:style-name="T2">Eigen vector of a matrix</text:span><text:span text:style-name="T2"><draw:frame draw:style-name="fr1" draw:name="Object2" text:anchor-type="as-char" svg:y="-0.377cm" svg:width="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is a </text:span><text:span text:style-name="T10">nonzero</text:span><text:span text:style-name="T2"> vector </text:span><text:span text:style-name="T10">x </text:span><text:span text:style-name="T2">whose matrix transformation is just a scalar multiple of itself.</text:span></text:p>
            </text:list-item>
            <text:list-item>
              <text:p text:style-name="P14"><text:span text:style-name="T2">The scalar multiple is called the eigen value if th</text:span><text:span text:style-name="T3">e resultant of the transformation of a vector results in a non-zero vector.</text:span></text:p>
            </text:list-item>
          </text:list>
        </text:list-item>
      </text:list>
      <text:p text:style-name="P4"/>
      <text:p text:style-name="P7">Eigen space</text:p>
      <text:p text:style-name="P1"><text:span text:style-name="T4">If</text:span><text:span text:style-name="T4"><draw:frame draw:style-name="fr1" draw:name="Object1" text:anchor-type="as-char" svg:y="-0.316cm" svg:width="0.462cm" svg:height="0.3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is a</text:span><text:span text:style-name="T5">n</text:span><text:span text:style-name="T4"> eigen value of A, </text:span><text:span text:style-name="T5">then </text:span><text:span text:style-name="T5"><draw:frame draw:style-name="fr1" draw:name="Object3" text:anchor-type="as-char" svg:y="-0.377cm" svg:width="1.723cm" svg:height="0.467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5"> has a non-trivial solution </text:span><text:span text:style-name="T6">as</text:span><text:span text:style-name="T6"><draw:frame draw:style-name="fr1" draw:name="Object9" text:anchor-type="as-char" svg:y="-0.377cm" svg:width="1.037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"><draw:frame draw:style-name="fr1" draw:name="Object4" text:anchor-type="as-char" svg:y="-0.386cm" svg:width="2.928cm" svg:height="0.508cm" draw:z-index="2"><draw:object xlink:href="./Object 4" xlink:type="simple" xlink:show="embed" xlink:actuate="onLoad"/><draw:image xlink:href="./ObjectReplacements/Object 4" xlink:type="simple" xlink:show="embed" xlink:actuate="onLoad"/></draw:frame> <text:span text:style-name="T7">has a non-trivial solutions. This set of solutions is the null space of</text:span><text:span text:style-name="T7"><draw:frame draw:style-name="fr1" draw:name="Object5" text:anchor-type="as-char" svg:y="-0.377cm" svg:width="1.385cm" svg:height="0.467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7"> which is a subspace of</text:span><text:span text:style-name="T7"><draw:frame draw:style-name="fr1" draw:name="Object6" text:anchor-type="as-char" svg:y="-0.437cm" svg:width="0.656cm" svg:height="0.522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7">. It is called the eigenspace of A corresponding to</text:span><text:span text:style-name="T7"><draw:frame draw:style-name="fr1" draw:name="Object7" text:anchor-type="as-char" svg:y="-0.316cm" svg:width="0.462cm" svg:height="0.34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7">.</text:span></text:p>
      <text:p text:style-name="P5">The eigenspace thus consists of the zero vector and all other eigenvectors w.r.t.<draw:frame draw:style-name="fr1" draw:name="Object8" text:anchor-type="as-char" svg:y="-0.316cm" svg:width="0.462cm" svg:height="0.34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>Eigenvalues of a triangular matrix are the entries on its main diagonal.</text:p>
      <text:p text:style-name="P5"/>
      <text:p text:style-name="P6">What does it mean for a matrix to have an eigenvalue of 0?</text:p>
      <text:p text:style-name="P6">Ax = 0 x has a non-trivial solution</text:p>
      <text:p text:style-name="P6">Ax = 0 has a non-trivial solution.</text:p>
      <text:p text:style-name="P6">This is possible only if A is non-invertible.</text:p>
      <text:p text:style-name="P6"/>
      <text:p text:style-name="P6">All eigenvectors corresponding to eigenvalues of an n times n matrix A are linearly independent.</text:p>
      <text:p text:style-name="P10"/>
      <text:p text:style-name="P10"/>
      <text:p text:style-name="P13">Definition</text:p>
      <text:list xml:id="list2473931828235262836" text:style-name="L2">
        <text:list-item>
          <text:p text:style-name="P12">Matricies can transform certain vectors in certain special ways like just scaling them.</text:p>
        </text:list-item>
        <text:list-item>
          <text:p text:style-name="P12">Eigen values of a matrix is the amount by which certain vectors are scaled by the matrix</text:p>
        </text:list-item>
        <text:list-item>
          <text:p text:style-name="P12">Eigen vectors are the vectors which are scaled</text:p>
        </text:list-item>
        <text:list-item>
          <text:p text:style-name="P12"><draw:frame draw:style-name="fr2" draw:name="Object10" text:anchor-type="as-char" svg:y="-0.377cm" svg:width="0.434cm" svg:height="0.467cm" draw:z-index="9"><draw:object xlink:href="./Object 10" xlink:type="simple" xlink:show="embed" xlink:actuate="onLoad"/><draw:image xlink:href="./ObjectReplacements/Object 10" xlink:type="simple" xlink:show="embed" xlink:actuate="onLoad"/></draw:frame> is not an eigen vector as it cannot be scaled.</text:p>
        </text:list-item>
        <text:list-item>
          <text:p text:style-name="P12">There can be multiple eigen vectors per eigen value</text:p>
        </text:list-item>
        <text:list-item>
          <text:p text:style-name="P12">Correspongin to every eigen value is a set of eigen vectors which form the eigen space corressponding to the eigen value.</text:p>
        </text:list-item>
        <text:list-item>
          <text:p text:style-name="P12">Eigen vectors corressponding to different eigen values of the same matrix are linearly independent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06:01:30</meta:creation-date>
    <dc:title>T1</dc:title>
    <meta:editing-duration>PT1H10M59S</meta:editing-duration>
    <meta:editing-cycles>9</meta:editing-cycles>
    <meta:generator>LibreOffice/4.2.4.2$Linux_X86_64 LibreOffice_project/420m0$Build-2</meta:generator>
    <meta:initial-creator>Kempa </meta:initial-creator>
    <dc:date>2014-08-31T22:39:39.924571505</dc:date>
    <meta:document-statistic meta:table-count="0" meta:image-count="0" meta:object-count="10" meta:page-count="1" meta:paragraph-count="23" meta:word-count="297" meta:character-count="1646" meta:non-whitespace-character-count="1380"/>
    <meta:template xlink:type="simple" xlink:actuate="onRequest" xlink:title="T1" xlink:href="../../../../.config/libreoffice/4/user/template/T1.ott" meta:date="2013-08-21T06:01:28"/>
  </office:meta>
</office:document-meta>
</file>

<file path=Object 1/content.xml><?xml version="1.0" encoding="utf-8"?>
<math xmlns="http://www.w3.org/1998/Math/MathML">
  <semantics>
    <mrow>
      <mo stretchy="false">λ</mo>
    </mrow>
    <annotation encoding="StarMath 5.0"> %lambda</annotation>
  </semantics>
</math>
</file>

<file path=Object 10/content.xml><?xml version="1.0" encoding="utf-8"?>
<math xmlns="http://www.w3.org/1998/Math/MathML" display="block">
  <semantics>
    <mover accent="true">
      <mn>0</mn>
      <mo stretchy="false">⃗</mo>
    </mover>
    <annotation encoding="StarMath 5.0">vec 0</annotation>
  </semantics>
</math>
</file>

<file path=Object 2/content.xml><?xml version="1.0" encoding="utf-8"?>
<math xmlns="http://www.w3.org/1998/Math/MathML">
  <semantics>
    <mrow>
      <msub>
        <mi>A</mi>
        <mrow>
          <mrow>
            <mi>n</mi>
            <mo stretchy="false">×</mo>
            <mi>n</mi>
          </mrow>
        </mrow>
      </msub>
    </mrow>
    <annotation encoding="StarMath 5.0"> A_{n times n} </annotation>
  </semantics>
</math>
</file>

<file path=Object 3/content.xml><?xml version="1.0" encoding="utf-8"?>
<math xmlns="http://www.w3.org/1998/Math/MathML">
  <semantics>
    <mrow>
      <mi>A</mi>
      <mrow>
        <mstyle mathvariant="bold">
          <mrow>
            <mi>x</mi>
          </mrow>
        </mstyle>
        <mo stretchy="false">=</mo>
        <mo stretchy="false">λ</mo>
      </mrow>
      <mstyle mathvariant="bold">
        <mrow>
          <mi>x</mi>
        </mrow>
      </mstyle>
    </mrow>
    <annotation encoding="StarMath 5.0">A bold x = %lambda bold x </annotation>
  </semantics>
</math>
</file>

<file path=Object 4/content.xml><?xml version="1.0" encoding="utf-8"?>
<math xmlns="http://www.w3.org/1998/Math/MathML">
  <semantics>
    <mrow>
      <mo stretchy="false">⇒</mo>
      <mrow>
        <mo stretchy="false">(</mo>
        <mrow>
          <mrow>
            <mi>A</mi>
            <mo stretchy="false">−</mo>
            <mo stretchy="false">λ</mo>
          </mrow>
          <mi>I</mi>
        </mrow>
        <mo stretchy="false">)</mo>
      </mrow>
      <mrow>
        <mstyle mathvariant="bold">
          <mrow>
            <mi>x</mi>
          </mrow>
        </mstyle>
        <mo stretchy="false">=</mo>
        <mn>0</mn>
      </mrow>
    </mrow>
    <annotation encoding="StarMath 5.0">drarrow (A - %lambda I) bold x = 0</annotation>
  </semantics>
</math>
</file>

<file path=Object 5/content.xml><?xml version="1.0" encoding="utf-8"?>
<math xmlns="http://www.w3.org/1998/Math/MathML">
  <semantics>
    <mrow>
      <mrow>
        <mi>A</mi>
        <mo stretchy="false">−</mo>
        <mo stretchy="false">λ</mo>
      </mrow>
      <mi>I</mi>
    </mrow>
    <annotation encoding="StarMath 5.0"> A - %lambda I</annotation>
  </semantics>
</math>
</file>

<file path=Object 6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7/content.xml><?xml version="1.0" encoding="utf-8"?>
<math xmlns="http://www.w3.org/1998/Math/MathML">
  <semantics>
    <mrow>
      <mo stretchy="false">λ</mo>
    </mrow>
    <annotation encoding="StarMath 5.0"> %lambda</annotation>
  </semantics>
</math>
</file>

<file path=Object 8/content.xml><?xml version="1.0" encoding="utf-8"?>
<math xmlns="http://www.w3.org/1998/Math/MathML">
  <semantics>
    <mrow>
      <mo stretchy="false">λ</mo>
    </mrow>
    <annotation encoding="StarMath 5.0"> %lambda</annotation>
  </semantics>
</math>
</file>

<file path=Object 9/content.xml><?xml version="1.0" encoding="utf-8"?>
<math xmlns="http://www.w3.org/1998/Math/MathML">
  <semantics>
    <mrow>
      <mrow>
        <mo stretchy="false">λ</mo>
        <mo stretchy="false">≠</mo>
        <mn>0</mn>
      </mrow>
    </mrow>
    <annotation encoding="StarMath 5.0"> %lambda neq 0</annotation>
  </semantics>
</math>
</file>